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Mono" svg:font-family="Droid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language-asian="en" style:country-asian="US" style:language-complex="ar" style:country-complex="SA"/>
    </style:style>
    <style:style style:name="T16" style:parent-style-name="DefaultParagraphFont" style:family="text">
      <style:text-properties style:language-asian="en" style:country-asian="US" style:language-complex="ar" style:country-complex="SA"/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family="graphic" style:name="a10">
      <style:graphic-properties style:wrap="run-through" style:run-through="foreground" draw:fill="none" draw:stroke="solid" svg:stroke-width="0.00694in" svg:stroke-color="#5b9bd5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5b9bd5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70ad47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1. draw a 2D cube using midpoint line drawing or GL_LINES.</text:p>
      <text:p text:style-name="PreformattedText">2. Rotate the cube 45 degrees with respect to the origin (no composite transformations needed)</text:p>
      <text:p text:style-name="PreformattedText">x'=x cos (theta) - y sin<text:s/>(theta)</text:p>
      <text:p text:style-name="PreformattedText">y'=x sin (theta) + y cos (theta)</text:p>
      <text:p text:style-name="PreformattedText"><text:span text:style-name="T2"><draw:frame draw:z-index="251672576" draw:id="id0" draw:style-name="a0" draw:name="Text Box 9" text:anchor-type="paragraph" svg:x="0.79624in" svg:y="3.68827in" svg:width="1in" svg:height="0.28889in" style:rel-width="scale" style:rel-height="scale"><draw:text-box><text:p text:style-name="Normal">(0,0)</text:p></draw:text-box><svg:title/><svg:desc/></draw:frame></text:span><text:span text:style-name="T3"><draw:custom-shape svg:x="3.67328in" svg:y="1.71616in" svg:width="0.04931in" svg:height="0.06875in" draw:z-index="251683840" draw:id="id1" draw:style-name="a1" draw:name="Oval 1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"><draw:custom-shape svg:x="3.15925in" svg:y="2.17323in" svg:width="0.04931in" svg:height="0.06875in" draw:z-index="251685888" draw:id="id2" draw:style-name="a2" draw:name="Oval 1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5"><draw:custom-shape svg:x="2.34395in" svg:y="2.84349in" svg:width="0.04931in" svg:height="0.06875in" draw:z-index="251687936" draw:id="id3" draw:style-name="a3" draw:name="Oval 1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"><draw:custom-shape svg:x="1.81944in" svg:y="3.31317in" svg:width="0.04931in" svg:height="0.06875in" draw:z-index="251681792" draw:id="id4" draw:style-name="a4" draw:name="Oval 1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"><draw:frame draw:z-index="251680768" draw:id="id5" draw:style-name="a5" draw:name="Text Box 13" text:anchor-type="paragraph" svg:x="1.91875in" svg:y="2.60023in" svg:width="1in" svg:height="0.28889in" style:rel-width="scale" style:rel-height="scale"><draw:text-box><text:p text:style-name="Normal">(0.5,0.4)</text:p></draw:text-box><svg:title/><svg:desc/></draw:frame></text:span><text:span text:style-name="T8"><draw:frame draw:z-index="251678720" draw:id="id6" draw:style-name="a6" draw:name="Text Box 12" text:anchor-type="paragraph" svg:x="3.36319in" svg:y="1.48842in" svg:width="1in" svg:height="0.28889in" style:rel-width="scale" style:rel-height="scale"><draw:text-box><text:p text:style-name="Normal">(0.8,0.7)</text:p></draw:text-box><svg:title/><svg:desc/></draw:frame></text:span><text:span text:style-name="T9"><draw:frame draw:z-index="251676672" draw:id="id7" draw:style-name="a7" draw:name="Text Box 11" text:anchor-type="paragraph" svg:x="2.86875in" svg:y="1.9405in" svg:width="1in" svg:height="0.28889in" style:rel-width="scale" style:rel-height="scale"><draw:text-box><text:p text:style-name="Normal">(0.6,0.5)</text:p></draw:text-box><svg:title/><svg:desc/></draw:frame></text:span><text:span text:style-name="T10"><draw:frame draw:z-index="251674624" draw:id="id8" draw:style-name="a8" draw:name="Text Box 10" text:anchor-type="paragraph" svg:x="1.09315in" svg:y="3.27206in" svg:width="1in" svg:height="0.28889in" style:rel-width="scale" style:rel-height="scale"><draw:text-box><text:p text:style-name="Normal">(0.3,0.2)</text:p></draw:text-box><svg:title/><svg:desc/></draw:frame></text:span><text:span text:style-name="T11"><draw:connector draw:type="line" svg:x1="0.89458in" svg:y1="3.92823in" svg:x2="0.94805in" svg:y2="0.89698in" draw:z-index="251671552" draw:id="id9" draw:style-name="a10" draw:name="Straight Arrow Connector 8" text:anchor-type="paragraph"><svg:title/><svg:desc/></draw:connector></text:span><text:span text:style-name="T12"><draw:connector draw:type="line" svg:x1="0.76163in" svg:y1="3.72358in" svg:x2="6.30469in" svg:y2="3.72358in" draw:z-index="251669504" draw:id="id10" draw:style-name="a12" draw:name="Straight Arrow Connector 7" text:anchor-type="paragraph"><svg:title/><svg:desc/></draw:connector></text:span><text:span text:style-name="T13"><draw:connector draw:type="line" svg:x1="1.84688in" svg:y1="3.35157in" svg:x2="2.36077in" svg:y2="2.88976in" draw:z-index="251668480" draw:id="id11" draw:style-name="a13" draw:name="Straight Connector 6" text:anchor-type="paragraph"><svg:title/><svg:desc/></draw:connector></text:span><text:span text:style-name="T14"><draw:connector draw:type="line" svg:x1="0in" svg:y1="3.34032in" svg:x2="0.51389in" svg:y2="2.87851in" draw:z-index="251666432" draw:id="id12" draw:style-name="a14" draw:name="Straight Connector 5" text:anchor-type="paragraph"><svg:title/><svg:desc/></draw:connector></text:span><text:span text:style-name="T15"><draw:connector draw:type="line" svg:x1="3.175in" svg:y1="2.21019in" svg:x2="3.68889in" svg:y2="1.74839in" draw:z-index="251664384" draw:id="id13" draw:style-name="a15" draw:name="Straight Connector 4" text:anchor-type="paragraph"><svg:title/><svg:desc/></draw:connector></text:span><text:span text:style-name="T16"><draw:connector draw:type="line" svg:x1="1.84834in" svg:y1="2.20272in" svg:x2="2.36223in" svg:y2="1.74092in" draw:z-index="251662336" draw:id="id14" draw:style-name="a16" draw:name="Straight Connector 3" text:anchor-type="paragraph"><svg:title/><svg:desc/></draw:connector></text:span><text:span text:style-name="T17"><draw:custom-shape svg:x="1.84792in" svg:y="2.20069in" svg:width="1.34375in" svg:height="1.15625in" draw:z-index="251661312" draw:id="id15" draw:style-name="a17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18"><draw:custom-shape svg:x="2.36875in" svg:y="1.74236in" svg:width="1.34375in" svg:height="1.15625in" draw:z-index="251659264" draw:id="id16" draw:style-name="a18" draw:name="Rectangle 1" text:anchor-type="paragraph"><svg:title/><svg:desc/><draw:enhanced-geometry draw:type="non-primitive" svg:viewBox="0 0 21600 21600" draw:enhanced-path="M 0 0 L 21600 0 21600 21600 0 21600 Z N"/></draw:custom-shape></text:span>3. show the rotation using the simple animation shown in class (rotate 3<text:s/>degrees at a tim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Mono" svg:font-family="Droid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roid Sans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" svg:viewBox="0 0 20 30" svg:d="m10 0-10 30h20z"/>
    <draw:marker draw:name="a11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srat Mehajabin</meta:initial-creator>
    <dc:creator>Nusrat Mehajabin</dc:creator>
    <meta:creation-date>2016-03-15T04:20:00Z</meta:creation-date>
    <dc:date>2016-03-15T04:33:00Z</dc:date>
    <meta:print-date>2016-03-15T04:33:00Z</meta:print-date>
    <meta:template xlink:href="Normal" xlink:type="simple"/>
    <meta:editing-cycles>4</meta:editing-cycles>
    <meta:editing-duration>PT780S</meta:editing-duration>
    <meta:document-statistic meta:page-count="1" meta:paragraph-count="1" meta:word-count="49" meta:character-count="328" meta:row-count="2" meta:non-whitespace-character-count="280"/>
  </office:meta>
</office:document-meta>
</file>